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>
        <style:tab-stops>
          <style:tab-stop style:position="1.651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  <style:text-properties officeooo:rsid="0004efce" officeooo:paragraph-rsid="0004efce"/>
    </style:style>
    <style:style style:name="P5" style:family="paragraph" style:parent-style-name="Normal">
      <style:paragraph-properties fo:margin-left="0cm" fo:margin-right="0cm" fo:text-indent="0.635cm" style:auto-text-indent="false"/>
    </style:style>
    <style:style style:name="T1" style:family="text">
      <style:text-properties officeooo:rsid="0005ea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ΓΑΛΕΗΝΟΥ ΠΕΡΙ ΦΛΕΒΟΤΟΜΙΑΣ.</text:h>
      <text:p text:style-name="P1">[898] Ἐν πάσῃ ἡμέρᾳ καὶ νυκτὸς ὥρα χρείας κατ-<text:line-break/>επειγούσης φλεβοτομήσεις σκοπὸν ἔχων ἐπὶ μὲν τῶν πυ-<text:line-break/>ρεττόντων τὴν παρακμὴν τοῦ παροξυσμοῦ, ἐπὶ δὲ τῶν εἴτε<text:line-break/>δι᾽ ὀφθαλμίαν ἢ δι᾽ ἄλλο τι τοιοῦτον χωρὶς πυρετοῦ δεο-<text:line-break/>μένων φλεβοτομίας, τὸ μέγεθος σκόπει τῆς ὀδύνης ἢ τῆς<text:line-break/>φλεγμονῆς. ἐν ᾗ γὰρ ἂν ώρᾳ θεάσῃ τήν ὀδύνην πραϋνομέ-<text:line-break/>νην φλεβοτομήσεις. μηδενὸς τοιούτου κατεπείγοντος, ἄμει-<text:line-break/>νόν ἐστιν ἕωθεν φλεβοτομεῖν · οὐκ εὐθέως ἄμα τῷ τὸν ὕπνον<text:line-break/>ἐξαναστῆναι, ἀλλὰ προεγρηγορήσαντες χρόνῳ ὥρας μιᾶς.<text:line-break/>καὶ προλούειν δέ τινας ἄμεινον καὶ προπεριπατήσαντας<text:line-break/>ἐνίους. εφ᾽ ὧν δὲ προφυλακῆς χάριν φλεβοτομοῦμεν, ἐγχω-</text:p>
      <text:p text:style-name="P2">ρεῖ καὶ μετὰ τὸ πρᾶξαί τινα τῶν συνήθων ἔργων φλεβοτο-<text:line-break/>μεῖν. μέγεθος δὲ νοσήματος καὶ ῥώμη δυνάμεως οἱ πρῶτοι<text:line-break/>σκοποὶ τῆς φλεβοτομίας. ἐπισκέπτεσθαι οἶν χρή ἐφεξῆς<text:line-break/>ὁποία τις ἢ φυσική κρᾶσίς ἐστι τοῦ ἀνθρώπου. καὶ τοὺς<text:line-break/>μὲν μελαίνας ἔχοντας φλέβας καὶ ἰσχνοὺς μετρίως καὶ μηδὲ<text:line-break/>λευκούς μηδὲ ἁπαλοσάρκους ἀφειδέστερον κενώσεις · τοὺς δ᾽<text:line-break/>ἐναντίως φειδομένως · αἷμα μὲν ὀλίγον ἔχουσιν, εὐδιαφόρη-<text:line-break/>τόν τε τὴν σάρκα. κατὰ τοῦτον οὑν τὸν λόγον οὐδὲ τοὺς<text:line-break/>παῖδας φλεβοτομήσεις, ἄχρι τεσσαρεσκαιδεκαετοῦς ἡλικίας ἐν<text:line-break/>δὲ ταῖς μεγίσταις φλεγμοναῖς καὶ ταῖς ἰσχυροτάταις ὀδύ-<text:line-break/>ναις, οὐδὲν οἶδα μεῖζον βοήθημα τοῦ ἄχρι λιποθυμίας<text:line-break/>ἐκκενῶσαι προσέχειν μέντοι καλῶς ἐν τῆ καθάρσει τοῦ σφυ-<text:line-break/>γμοῦ ἐφαπτόμενον αὐτὸν ἔτι ῥέοντος τοῦ αἵματος. ὡσπερ<text:line-break/>καὶ ἐπὶ τῶν ἄλλων τῶν φλεβοτομουμένων · εἶθ᾽ ἅ πράττειν<text:line-break/>ὅπως μήποτε λάθῃς ἀντὶ λιποθυμίας θάνατον ἐργασάμενος.<text:line-break/>ἐὰν δὲ ὥρα ἐαρινή καὶ τὸ χωρίον εὔκρατον φύσει καὶ ἢ<text:line-break/>τοῦ παιδὸς φύσις εὔαρμος, ἀφαιρήσεις αἷμα· καὶ μᾶλλον</text:p>
      <text:p text:style-name="P2">ὅπου οἱ κίνδυνοι ἐφεδρεύοιεν περιπνευμονίης ἢ συνάγχης ἢ<text:line-break/>πλευρίτιδος , ἥ τινος ἄλλου ὄξεος καὶ σφοδροῦ νοσήματος<text:line-break/>φλεβοτομεῖν, ὡς εἴρηται, σφυγμοῦ παρόντος. πᾶν γὰρ τὸ<text:line-break/>πληγὲν μέρος οὐ προσέξεις τῷ ἀριθμῷ μόνῳ τῶν ἐτῶν,<text:line-break/>ἀλλὰ τῇ τοῦ σώματος ἕξει. χρή δὲ ἐπὶ τῶν ψυχρῶν ὡρῶν<text:line-break/>εὐλαβεῖσθαι κένωσιν δαψιλῆ, διὰ τήν ἑπομένην κατάψυξιν.<text:line-break/>οὐχ οἷόν τε διὰ γραφῆς ἑκάστῳ τῶν ἀνθρώπων ἀφορίσαι<text:line-break/>κενώσεως μέτρον, οἰδα γὰρ ἐπ᾽ ἐνίων αὐτάρκως ἀφελὼν ἕξ<text:line-break/>λίτρας αἵματος, τὸν πυρετὸν αὐτίκα σβεσθῆναί τε καὶ μη-<text:line-break/>δεμίαν ἀκολουθῆσαι τῆς δυνάμεως κένωσιν · ἐπ᾽ ἐνίων δὲ<text:line-break/>ἡμίσειαν ἄνευ τοῦ παραβλάψαι, ἐφ᾽ ὧν εἰ δύο τις ἐκένω-<text:line-break/>σεν, ἐσχάτως ἀν ἔβλαψε. καὶ τοῦτο οὑν οἴδα καὶ μίαν ἀφῄ-<text:line-break/>ρηκεν, ἐνίοτέ ἐστιν ὠφελῆσαι καὶ αὐτῆς ἔλαττον, ἀντισπά-<text:line-break/>σεως ἕνεκα. τὰς γὰρ κατ᾽ εὐθεῖαν τῶν πασχόντων φλέβας<text:line-break/>τέμνων, ἐν τάχει θεάσῃ σαφῆ τήν ὠφέλειαν. εἰ δέ τις<text:line-break/>κατὰ τὸν παράμεσον δάκτυλον φλέβα διαιρῶν, ἔνιοι δὲ τήν<text:line-break/>μεταξὺ τοῦ τε μέσου καὶ παραμέσου δακτύλου φλέβα καὶ<text:line-break/>συγχωρήσαντες ῥεῖν τῷ αἵματι μέχρι περ ἂν αὐτομάτως</text:p>
      <text:p text:style-name="P2">στῇ, τὸν σπλῆνα ὠφελεῖσθαι, ὡς καὶ τήν ἐν ἀγκῶνι φλέβα<text:line-break/>τέμνειν τὴν ἔνδον. ὠφελεῖ γὰρ ἱκανῶς σπλῆνα κακοπρα-<text:line-break/>γοῦντα κένωσις αἵματος, ἐξ ἀριστερᾶς χειρός · καὶ μέντοι<text:line-break/>κἀπὶ τῶν πλευριτικῶν ἢ κατ᾽ εὐθύ τοῦ πάσχοντος φλεβο-.<text:line-break/>[899] τομία τήν ὠφέλειαν ἐναργεστάτην ἐπεδείξατο πολλά-<text:line-break/>κις · ἢ δὲ ἐκ τῆς ἀντικειμένης χειρὸς ἢ πάντως ἀμυδρὰν ἢ<text:line-break/>μεταχρόνιον. ὀδύνας δὲ ἰσχυροτάτας ὀφθαλμῶν, εἴτε ὠμιαία<text:line-break/>καλουμένη φλὲψ ἢ ἢ ἀπ᾽ αὐτῆς ἀποσχιζομένη κατ᾽ ἀγκῶνα<text:line-break/>τμηθεῖσα. ἐπὶ δὲ πλευρᾶς πεπονθυίας ἢ πνεύμονος ἢ δια-<text:line-break/>φράγματος ἢ σπληνὸς ἢ ἥπατός τε καὶ γαστρὸς τήν διὰ<text:line-break/>μασχάλης ἐπὶ τὴν κατ᾽ ἀγκῶνα διάρθρωσιν ἀφικνουμένην.<text:line-break/>τέμνειν μὲν δεῖ μάλιστα ἀποσχιζομένην εἰς τήν καμπήν τῆς<text:line-break/>διαρθρώσεως, ἢν ἴστε δήπου τῆς ὠμιαίας φλεβὸς ἀποσχι-<text:line-break/>ζομένης συναπιοῦσαν. τρεῖς γὰρ οὔτοι τρόποι τῆς κατ᾽<text:line-break/>ἀγκῶνα φλεβοτομίας εἰσὶν, ἥ τε ἔξω καὶ ἡ ἔσω καὶ ἡ μέση·<text:line-break/>ἢ μὲν οὑν ἔνδον ἐπὶ τῶν κάτω τοῦ τραχήλου πεπονθότων<text:line-break/>ὠφέλιμος, ἡ δ᾽ ἐκτὸς ἢ κατὰ τὸ πρόσωπον ἢ κατὰ τὴν κε-<text:line-break/>φαλήν· ὁ δὲ μέσος τόπος ἐνίοτε μὲν ἀμφοτέρας ἔχει τὰς</text:p>
      <text:p text:style-name="P2">ἀποσχιζομένας φλέβας κατὰ τὸ πρόσω τῆς χειρὸς ἐκτεινο-<text:line-break/>μένας, εἶτα ἐνταῦθα συναπτομένας. ἐνίοτε δὲ διὰ τάχεος<text:line-break/>εἰς αὐτὰς ἀλλήλαις οὔσας ἐπὶ τήν καμπήν τῆς διαρθρώ-<text:line-break/>σεως. ὅταν οὑν ἀφανεστέρας οὕσης τῆς οἰκείας τῶ πά-<text:line-break/>σχοντι μορίῳ φλεβὸς, ἐπί τινα τῶν μέσων ἥκειν νίκην πυ-<text:line-break/>ρῶν τήν ἀποσχιζομένην τῆς οἰκείας τέμνειν μᾶλλον. ἔστι<text:line-break/>δ᾽ ὅτε καὶ τῆς κατωτέρω τῆς κατ᾽ ἀγκῶνα διαρθρώσεως,<text:line-break/>αἱ κατὰ τὸν πῆχύν εἰσιν, ἃς διαιρεῖν οὐδὲν κωλύει μή φαι-<text:line-break/>νομένων τῶν κατ᾽ ἀγκῶνα. ὡσπερ δὲ τὰ εἰρημένα πάντα<text:line-break/>μόρια ταῖς κατ᾽ ἀγκῶνα φλεβοτομίαις ὠφελεῖται , οὕτω καὶ<text:line-break/>κατωτέρω τούτων ἐστὶν ὅσαι ταῖς ἐπιγύναις τε καὶ σφυρά.<text:line-break/>ἔστι δὲ τῶν εἰρημένων τά τε κατ᾽ ἰσχίον καὶ κύστιν καὶ<text:line-break/>μήτραν καὶ νεφροὺς ἐπαμφοτερίζεται. διὸ καὶ ταῖς ἀπ᾽<text:line-break/>ἀγκῶνος ἐνίοτε φλεβοτομίαις ὑπακούουσιν, ὅταν ἢ φλεγμονή<text:line-break/>πρόσφατος ᾖ καὶ πλῆθος αἵματος. ἢν δὲ ἢ διάθεσίς ἐστιν<text:line-break/>ἣν ἰδίως καλοῦμεν νεφρῖτιν, τὴν κατ᾽ ἰγνὺν χρή τέμνειν<text:line-break/>καὶ τὰς κατὰ τὰ σφυρὰ φλέβας. αἱ δὲ ἐν ταῖς μήτραις<text:line-break/>φλεγμοναὶ τῶν ἐν ταῖς σκέλεσι φλεβῶν τεμνομένων , ὄφελος</text:p>
      <text:p text:style-name="P2">οὐ μικρόν. ταῖς γὰρ ἀπ᾽ ἀγκώνων κενώσεσι καὶ ἄλλο τι<text:line-break/>πρόσεστι μοχθηρὸν καὶ φυλακτέον ψῦχος καὶ τροφήν σύμ-<text:line-break/>μετρον διδόναι ἐπὶ τρεῖς ἢ τέσσαρας ἡμέρας. λοιμοῦ δέ<text:line-break/>ποτε κατασχόντος ἰσχυροῦ τήν Ἀσίαν, ὑφ᾽ οὗ πολλοὶ διε-<text:line-break/>φθάρησαν, ὅθεν κἀγὼ τῇ νόσῳ κατὰ τὴν δευτέραν ἡμέραν,<text:line-break/>ἀνέσεως μή γενομένης κατακνήσας τὸ σκέλος διὰ δυοῖν λι-<text:line-break/>τρῶν κένωσιν ἔασα γενέσθαι καὶ διὰ τοῦτο τὸν κίνδυνον<text:line-break/>ἀπέφυγον. πολλοὶ δ᾽ ἄλλοι χρησάμενοι τῷ βοηθήματι διε·-<text:line-break/>σώθησαν καὶ μάλιστα οἴ δαψιλῶς τὸ αἔμα ἐκκένουν. ἔτι<text:line-break/>δὲ κεφαλαλγίας συμμέτρους ἀναιρεῖ καὶ παρισθμίων φλε-<text:line-break/>γμονάς. τὰ δὲ χρονιώιερα τῶν τοιούτων συμπτωμάτων ταῖς<text:line-break/>τομαῖς καὶ ἐγχαράξεσι διαλυόμενα. καὶ δὴ καὶ τούς ἐκ<text:line-break/>νόσων δυσχερῶς εἰς τὴν κατὰ φύσιν ἕξιν ἑαυτούς ἀφικνου-<text:line-break/>μένους, οὐδὲν οὕτως ἐπὶ τὴν προσήκουσαν εὐστροφίαν ἄγει,<text:line-break/>ὡς ἢ δι᾽ ἐγχαράξεις ἀποκένωσις τοῦ αἵματος. ἐν τῷ με-<text:line-break/>ταξὺ δὲ τοῦ λιχάνου καὶ μεγάλου δακτύλου τμηθεῖσα φλὲψ<text:line-break/>καὶ ῥεύσας μέχρις ἂν αὐτομάτως παύσηται , χρόνιον ἄλγη-<text:line-break/>μα καὶ μᾶλλον εἰ κατ᾽ ἐκεῖνο τὸ μέρος ἔρειδον ἰάσαιτο.</text:p>
      <text:p text:style-name="P2">τῶν δὲ καθαιρομένων καὶ πλείω τοῦ μέτρου κενούντων καὶ<text:line-break/>ψυχόντων καὶ ἐκλυομένων καὶ σπωμένων καταπαύειν τὴν<text:line-break/>κάθαρσιν χρή καὶ ὕδωρ χλιαρὸν διδόντες, ἐμεῖν προιρέπο-<text:line-break/>μεν· ἄμεινον δὲ χρῖσαι θερμῷ ἐλαίῳ χεῖρας καὶ πόδας ·<text:line-break/>ἵστησι δὲ οὐδενὸς ἦττον καὶ ὕπνου καὶ λουτροῦ. τῶν δὲ<text:line-break/>μὴ ἱκανῶς καθαρθέντων αἱ ἀλουσίαι συμφερώτεραι, ἐπικα-<text:line-break/>θαίρονται γὰρ νὑκτωρ· ἐνδεέστερον δὲ τούτους χρή διαιτᾶν ·<text:line-break/>τῶν δὲ ἀσφαλῶς καθαρθέντων, ὠά τε καὶ χόνδρον καὶ ῥο-<text:line-break/>φήματα καὶ οἶνον γλυκὺν, ὡς παρακινεῖν τὸ ἔντερον ἐν τῇ<text:line-break/>καθάρσει διὰ ξεσμόν · ἁρμόξει δὲ καὶ τῇ ὑστεραία γάλα πί-<text:line-break/>νειν μετὰ νάματος θυγατέρων ταύρων ἢ γλυκέος, οὕτω γὰρ<text:line-break/>τὰς επιιῤῥεούσας συντήξεις κατακλύζων ἀποδείξῃ παντελῶς<text:line-break/>τὴν κάθαρσιν.</text:p>
      <text:p text:style-name="P3">[900] ΠΑΥΛΟΥ.</text:p>
      <text:p text:style-name="Normal">περὶ τῆς ἐν τῇ φλεβοτομίᾳ ἐπισκέψεως.</text:p>
      <text:p text:style-name="Normal">Ἐπισκέπτεσθαι δὲ χρὴ τὸν μέλλοντα φλεβοτομεῖν, μή<text:line-break/>κόπρου πολύ τις ἐπίσχεσις ἐν τοῖς ἐντέροις ἐστί. κενοῦ-</text:p>
      <text:p text:style-name="P2">μεν αὐτήν διὰ μαλακοῦ κλύσματος, ἵνα μή αἱ φλέβες ἀπὸ<text:line-break/>τῶν ἐντέρων ἕλξωσί τινα σηπεδονώδη τῶν περιττωμάτων<text:line-break/>οὐσίαν. τοὺς μὲν οὑν διὰ νούσου παρούσης χρῄζοντας τῆς<text:line-break/>αἵματος ἀφαιρέσεως ἐν ἅπαντι καιρῷ φλεβοτομήσομεν, τήν<text:line-break/>ἀκμήν καὶ μόνην ἐν πυρετοῖς, τὸν μερικὸν φυλαττόμενοι<text:line-break/>παροξυσμοὶ εἰ δὲ συνεχής πυρετὸς εἴη, πάντως ἑωθινὸς<text:line-break/>καιρός ἐστιν ἐπιτηδειότερος, ὅσοι δὲ μή νόσου παρούσης,<text:line-break/>ἀλλὰ προφυλακῆς ἕνεκα τὴν τοῦ αἵματος ἐπιζητοῦσι κένω-<text:line-break/>σιν, τούτοις τὸ ἔαρ ἐπιτήδειον. ἐν δὲ ταῖς ἡλικίαις ἄχρι<text:line-break/>τεσσαρεσκαίδεκα ἐτῶν ἢ κένωσις παραιτητέα. ὡσπερ αὖ<text:line-break/>καὶ μετὰ τῶν ἑξήκοντα ἐνιαυτῶν, εἰ μή τις ἀπαραίτητος<text:line-break/>ἀνάγκη ἡμᾶς βιάζοιτο καὶ καθόλου τοὺς ἀσθενεστέρως ἔχον-<text:line-break/>τας, τὴν δύναμιν παραφυλακτέον καὶ τὰς ὑπὸ τῆ γλώσση<text:line-break/>δὲ φλέβας, ὡς ἐπὶ συναγχικοῦ πάθους, ἐγκαρσίως ἐκτέ-<text:line-break/>μνομεν φυλαττόμενοι τὴν σφίγξιν. τινὲς δὲ καὶ τάς ἐν τοῖς<text:line-break/>μεγάλοις κανθοῖς διαφανεῖς φλέβας, ὡς ἐπὶ τῶν ἐν τῇ κε-<text:line-break/>φαλῇ ἢ τοῖς ὀφθαλμοῖς χρονίων νοσημάτων ὁμοιοτρόπως<text:line-break/>διαιροῦσιν. ἐν δὲ τῷ ποδὶ καθάπερ ἐπὶ ἰσχιαδικῶν ἢ κατὰ</text:p>
      <text:p text:style-name="P2">τήν ὑστέραν τῇ ἀνωτέρω τοῦ ἔνδοθεν ἀστραγάλου τέμνουσιν<text:line-break/>ἐς ὠφέλειαν.</text:p>
      <text:p text:style-name="Normal">ΕΞ ΙΠΠΟΚΡΑΤΟ<text:span text:style-name="T1">Υ</text:span>Σ.</text:p>
      <text:p text:style-name="P1">Τὰ δὲ ὀξέα πάθη φλεβοτομήσεις, ἢν ἰσχυρὸν φαίνηται<text:line-break/>τὸ νόσημα καὶ οἱ ἄγοντες τὴν ἀκμάζουσαν ἡλικίαν καὶ ῥώ-<text:line-break/>μη παρῇ αὐτέοισιν. ἢν μὲν οὑν σύναγχος ἦ, ἐκλεκτοί ἀνα-<text:line-break/>κάθαιρε εἴτ᾽ ἄλλο τι τῶν πλευριτικῶν. ἢν δὲ ἀσθενέστερον<text:line-break/>φαίνωνται, ἢν καὶ πλέον τοῦ αἵματος ἀφέλοις κλυσμῷ κατο<text:line-break/>τὴν κοιλίαν χρέεσθαι διὰ τρίτης ἡμέρας, ἕως ἐν ἀσφαλείῃ<text:line-break/>γεύηται ὁ νοσέων καὶ λιμοῦ χρῇζοι. φλεβοτομέειν οὑν τὸν<text:line-break/>βραχίονα χρὴ τὸν δεξιὸν τήν ἔσω φλέβα · καὶ ἀφαιρέειν<text:line-break/>τοῦ αἵματος κατὰ τήν ἕξιν καὶ τήν ἡλικίην διαλογιζομενος<text:line-break/>τὸ πλέον καὶ τὸ ἔλασσον. ξυμπίπτει δὲ τοῖσι πλείστοισιν<text:line-break/>αὐτῶν τοιάδε. ἐρυθήματα προσώπου καὶ ὀμμάτων στάσιες<text:line-break/>καὶ διαστάσιες χειρῶν, πρισμοὶ ὀδόντων, σφυγμοὶ, σιαγόνων<text:line-break/>συναγωγή καὶ κατάψυξις ἀκρωτηρίων, πνευμάτων ἀπολήψιες</text:p>
      <text:p text:style-name="P2">ἀνὰ τὰς φλέβας. φλεβοτομέειν ἐν ἀρχῇσιν εὐθέως, μετεώ-<text:line-break/>ρων ἐόντων πάντων τῶν λυπεόντων πνευμάτων καὶ ῥευμά-<text:line-break/>των, εὐβοηθητότερον γάρ ἐστ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09:48:00Z</meta:creation-date>
    <dc:date>2023-02-01T10:50:48.226000000</dc:date>
    <meta:editing-cycles>4</meta:editing-cycles>
    <meta:editing-duration>PT2M11S</meta:editing-duration>
    <meta:document-statistic meta:table-count="0" meta:image-count="0" meta:object-count="0" meta:page-count="10" meta:paragraph-count="16" meta:word-count="1323" meta:character-count="8248" meta:non-whitespace-character-count="6941"/>
    <meta:template xlink:type="simple" xlink:actuate="onRequest" xlink:title="" xlink:href="Normal.dotm"/>
  </office:meta>
</office:document-meta>
</file>